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Factory.getMessage( FacesContext context , String messageId , Object param0 , Object param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Factory.Messag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ssageFactory.getMessage( FacesContext context , String messag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Factory.getMessage( String messageId , Object params [ ]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ssageFactory.getMessage( FacesContext context , String messageId , Object param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Factory.getMessage( FacesContext context , String messageId , Object param0 , Object param1 , Object param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Factory.getMessage( Locale locale , String messageId , Object params [ ]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MessageFactory.substituteParams( Locale locale , String msgtext , Object params [ ]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essageFactory.getAppl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Factory.getMessage( FacesContext context , String messageId , Object params [ ]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essageFactory.getCurrentLoader( Object fallback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Factory.getMessage( FacesContext context , String messageId , Object param0 , Object param1 , Object param2 , Object param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